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D50000030C329659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27.999cm" svg:height="14.627cm" svg:x="0.084cm" svg:y="3.242cm">
          <draw:image xlink:href="Pictures/10000201000005D50000030C32965941.png" xlink:type="simple" xlink:show="embed" xlink:actuate="onLoad">
            <text:p/>
          </draw:image>
        </draw:frame>
        <draw:connector draw:style-name="gr2" draw:text-style-name="P1" draw:layer="layout" draw:type="curve" svg:x1="28.083cm" svg:y1="10.555cm" svg:x2="28.083cm" svg:y2="10.555cm" draw:start-shape="id1" draw:end-shape="id1" svg:d="m28083 10555" svg:viewBox="0 0 1 1">
          <text:p/>
        </draw:connector>
        <draw:custom-shape draw:style-name="gr3" draw:text-style-name="P1" xml:id="id2" draw:id="id2" draw:layer="layout" svg:width="0.762cm" svg:height="0.762cm" svg:x="25.4cm" svg:y="1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508cm" svg:height="0.508cm" svg:x="3.81cm" svg:y="6.09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5.4cm" svg:y1="13.081cm" svg:x2="4.064cm" svg:y2="6.604cm" draw:start-shape="id2" draw:start-glue-point="3" draw:end-shape="id3" draw:end-glue-point="2" svg:d="m25400 13081c-14224 0-21336-2159-21336-6477" svg:viewBox="0 0 21337 6478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5T12:45:44</meta:creation-date>
    <dc:date>2014-05-05T12:51:40</dc:date>
    <meta:editing-duration>P0D</meta:editing-duration>
    <meta:editing-cycles>1</meta:editing-cycles>
    <meta:document-statistic meta:object-count="28"/>
    <meta:generator>LibreOffice/3.5$Linux_X86_64 LibreOffice_project/350m1$Build-2</meta:generator>
  </office:meta>
</office:document-meta>
</file>